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32e95" officeooo:paragraph-rsid="00132e95"/>
    </style:style>
    <style:style style:name="P2" style:family="paragraph" style:parent-style-name="Standard">
      <style:text-properties officeooo:rsid="00132e95" officeooo:paragraph-rsid="001340b7"/>
    </style:style>
    <style:style style:name="P3" style:family="paragraph" style:parent-style-name="Standard">
      <style:text-properties officeooo:rsid="001340b7" officeooo:paragraph-rsid="001340b7"/>
    </style:style>
    <style:style style:name="P4" style:family="paragraph" style:parent-style-name="Standard" style:list-style-name="L5">
      <style:text-properties officeooo:rsid="001340b7" officeooo:paragraph-rsid="001340b7"/>
    </style:style>
    <style:style style:name="P5" style:family="paragraph" style:parent-style-name="Standard" style:list-style-name="L5">
      <style:text-properties officeooo:paragraph-rsid="001340b7"/>
    </style:style>
    <style:style style:name="P6" style:family="paragraph" style:parent-style-name="Standard">
      <style:text-properties officeooo:rsid="001fbd86" officeooo:paragraph-rsid="001fbd86"/>
    </style:style>
    <style:style style:name="P7" style:family="paragraph" style:parent-style-name="Standard">
      <style:text-properties officeooo:rsid="00214a77" officeooo:paragraph-rsid="00214a77"/>
    </style:style>
    <style:style style:name="P8" style:family="paragraph" style:parent-style-name="Standard">
      <style:text-properties officeooo:rsid="0022a72d" officeooo:paragraph-rsid="0022a72d"/>
    </style:style>
    <style:style style:name="P9" style:family="paragraph" style:parent-style-name="Footnote">
      <style:text-properties officeooo:rsid="0014bad1" officeooo:paragraph-rsid="0014bad1"/>
    </style:style>
    <style:style style:name="T1" style:family="text">
      <style:text-properties officeooo:rsid="001340b7"/>
    </style:style>
    <style:style style:name="T2" style:family="text">
      <style:text-properties officeooo:rsid="0014a4b4"/>
    </style:style>
    <style:style style:name="T3" style:family="text">
      <style:text-properties officeooo:rsid="0014bad1"/>
    </style:style>
    <style:style style:name="T4" style:family="text">
      <style:text-properties officeooo:rsid="001564a3"/>
    </style:style>
    <style:style style:name="T5" style:family="text">
      <style:text-properties officeooo:rsid="001d8c2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onjour monsieur Banse.</text:p>
      <text:p text:style-name="P1"/>
      <text:p text:style-name="P3">Ce document décrit les pièces auxquelles je vous donnes accès (pour s’y retrouver). </text:p>
      <text:p text:style-name="P6">Le but de ce document est de vous permettre de vous concentrer sur la partie « intelligente » de ces tâches. </text:p>
      <text:p text:style-name="P3"/>
      <text:p text:style-name="P3"/>
      <text:list xml:id="list6080841817470085716" text:style-name="L5">
        <text:list-item>
          <text:p text:style-name="P5"><text:span text:style-name="T1">afin de vérifier que les saisies dans le « planning excel » correspondent bien aux plannings source, je vous fournis ces sources, collection de pdf et documents excel. Le « planning excel » contient le nom du document source pour chaque ligne saisie. </text:span></text:p>
        </text:list-item>
        <text:list-item>
          <text:p text:style-name="P4">Afin de présenter un tableau d’écart entre heures supplémentaires dues et réglées, je vous fournis un retraitement du « planning excel », <text:span text:style-name="T2">disons « périodes travaillées excel »</text:span> pour faire apparaître <text:span text:style-name="T3">les périodes travaillées par journée</text:span><text:span text:style-name="T3"><text:note text:id="ftn0" text:note-class="footnote"><text:note-citation>1</text:note-citation><text:note-body><text:p text:style-name="P9">Le « planning excel », présente des postes pouvant s’étaler sur deux jours, mois ou années. <text:span text:style-name="T5">Par contre, l</text:span>a valeur en date, <text:s/>semaine iso et année iso d’une entrée de « périodes travaillées excel » est unique, <text:span text:style-name="T4">et </text:span>donc peut être utilisée pour les cumuls. </text:p></text:note-body></text:note></text:span><text:span text:style-name="T3"> . </text:span></text:p>
        </text:list-item>
      </text:list>
      <text:p text:style-name="P3"/>
      <text:p text:style-name="P7">voilà pour la tâche prioritaire. </text:p>
      <text:p text:style-name="P7"/>
      <text:p text:style-name="P8">Pour les tâches annexes : plusieurs éléments sont à noter :</text:p>
      <text:p text:style-name="P8">entre le … et le … , je ne faisais pas partie des effectifs de l’entreprise (j’étais en congé sabattique <text:s/>pour effectuer un stage d’application concluant une formation bac+2 que j’avais financé.) cela explique la fiche de paye de « 0 » entre le … et le … : mon employeur a fait passer en congés payés une partie de mon absence. </text:p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9T16:39:21.233000000</meta:creation-date>
    <dc:date>2017-07-09T17:29:47.998000000</dc:date>
    <meta:editing-duration>PT18M18S</meta:editing-duration>
    <meta:editing-cycles>10</meta:editing-cycles>
    <meta:generator>LibreOffice/5.2.7.2$Windows_x86 LibreOffice_project/2b7f1e640c46ceb28adf43ee075a6e8b8439ed10</meta:generator>
    <meta:document-statistic meta:table-count="0" meta:image-count="0" meta:object-count="0" meta:page-count="1" meta:paragraph-count="9" meta:word-count="242" meta:character-count="1379" meta:non-whitespace-character-count="1139"/>
  </office:meta>
</office:document-meta>
</file>